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17000000177B26F3E4DF6F5BE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ans" svg:font-family="OpenSans, Arial, sans-serif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variant="normal" fo:text-transform="none" fo:color="#23282c" loext:opacity="100%" style:font-name="OpenSans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3282c" loext:opacity="100%" style:font-name="OpenSans" fo:font-size="10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3282c" loext:opacity="100%" fo:letter-spacing="normal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3282c" loext:opacity="100%" fo:letter-spacing="normal"/>
    </style:style>
    <style:style style:name="P5" style:family="paragraph" style:parent-style-name="Heading_20_3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7" style:family="paragraph" style:parent-style-name="Heading_20_6">
      <style:text-properties fo:font-variant="normal" fo:text-transform="none" fo:color="#23282c" loext:opacity="100%" style:font-name="OpenSans" fo:letter-spacing="normal" fo:font-style="normal" fo:font-weight="normal" officeooo:rsid="0005ddf0" officeooo:paragraph-rsid="0005ddf0"/>
    </style:style>
    <style:style style:name="P8" style:family="paragraph" style:parent-style-name="Standard">
      <style:text-properties officeooo:rsid="0005ddf0" officeooo:paragraph-rsid="0005ddf0"/>
    </style:style>
    <style:style style:name="P9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</style:style>
    <style:style style:name="P10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3282c" loext:opacity="100%" style:font-name="OpenSans" fo:font-size="10.5pt" fo:letter-spacing="normal" fo:font-style="normal" fo:font-weight="normal"/>
    </style:style>
    <style:style style:name="T1" style:family="text">
      <style:text-properties fo:font-variant="normal" fo:text-transform="none" fo:color="#23282c" loext:opacity="100%" style:font-name="OpenSans" fo:font-size="10.5pt" fo:letter-spacing="normal" fo:font-style="normal" fo:font-weight="normal"/>
    </style:style>
    <style:style style:name="T2" style:family="text">
      <style:text-properties fo:font-variant="normal" fo:text-transform="none" fo:color="#23282c" loext:opacity="100%" style:font-name="OpenSans" fo:font-size="10.5pt" fo:letter-spacing="normal" fo:font-style="normal" fo:font-weight="bold"/>
    </style:style>
    <style:style style:name="T3" style:family="text">
      <style:text-properties fo:font-variant="normal" fo:text-transform="none" fo:color="#23282c" loext:opacity="100%" style:font-name="OpenSans" fo:letter-spacing="normal" fo:font-style="normal" fo:font-weight="bold"/>
    </style:style>
    <style:style style:name="T4" style:family="text">
      <style:text-properties fo:font-variant="normal" fo:text-transform="none" fo:color="#3498db" loext:opacity="100%" style:font-name="OpenSans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Entendendo o Desafio</text:h>
      <text:p text:style-name="P3"> </text:p>
      <text:p text:style-name="P2">A ideia deste Desafio de Projeto é elaborar um website, utilizando uma estrutura bem básica, utilizando tags aprendidas durante as aulas práticas:</text:p>
      <text:p text:style-name="P4"> </text:p>
      <text:list text:style-name="L1">
        <text:list-item>
          <text:p text:style-name="P9"><text:span text:style-name="T1">Utilizar todas as tags explicadas nas aulas: </text:span><text:span text:style-name="Strong_20_Emphasis"><text:span text:style-name="T2">&lt;h1&gt; até &lt;h6&gt;, &lt;p&gt;, &lt;mark&gt;, &lt;small&gt;, &lt;i&gt;, &lt;u&gt;, &lt;strong&gt;, &lt;ol&gt;, &lt;ul&gt;, &lt;li&gt;, &lt;a&gt;, &lt;hr&gt;, &lt;sub&gt;, &lt;sup&gt;, &lt;blockquote&gt;</text:span></text:span><text:span text:style-name="T1">;</text:span></text:p>
        </text:list-item>
        <text:list-item>
          <text:p text:style-name="P9"><text:span text:style-name="T1">Utilizar novas tags sugeridas: </text:span><text:span text:style-name="Strong_20_Emphasis"><text:span text:style-name="T2">&lt;font&gt;, &lt;del&gt;, &lt;p&gt;, &lt;abbr&gt;</text:span></text:span><text:span text:style-name="T1"> (a ideia é buscar estas tags na internet, entender como ela funciona e utilizar no texto).</text:span></text:p>
        </text:list-item>
      </text:list>
      <text:h text:style-name="P5" text:outline-level="3"><text:span text:style-name="Strong_20_Emphasis"><text:span text:style-name="T3">GitHub</text:span></text:span></text:h>
      <text:p text:style-name="P2">Todo código-fonte desenvolvido durante o curso foi versionado no GitHub, no seguinte endereço:</text:p>
      <text:p text:style-name="P6"><text:a xlink:type="simple" xlink:href="https://github.com/digitalinnovationone/trilha-html-modulo-1" office:target-frame-name="_blank" xlink:show="new" text:style-name="Internet_20_link" text:visited-style-name="Visited_20_Internet_20_Link"><text:span text:style-name="T4">https://github.com/digitalinnovationone/trilha-html-modulo-1</text:span></text:a></text:p>
      <text:p text:style-name="P3"> </text:p>
      <text:p text:style-name="P2">Bons estudos <draw:frame draw:style-name="fr1" draw:name="Figura1" text:anchor-type="as-char" svg:width="0.609cm" svg:height="0.609cm" draw:z-index="0"><draw:image xlink:href="Pictures/1000000100000017000000177B26F3E4DF6F5BE2.png" xlink:type="simple" xlink:show="embed" xlink:actuate="onLoad" draw:mime-type="image/png"/><svg:title>wink</svg:title></draw:frame></text:p>
      <text:p text:style-name="Standard"/>
      <text:p text:style-name="Standard"/>
      <text:p text:style-name="P8">-----------------</text:p>
      <text:h text:style-name="P7" text:outline-level="6">ESCRIÇÃO</text:h>
      <text:p text:style-name="P10">Neste Desafio de Projeto você irá elaborar um Website com uma estrutura bem básica, utilizando as tags aprendidas durante as aulas práticas assistidas durante os cursos.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ans" svg:font-family="OpenSans, Arial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1T02:35:14.929000000</meta:creation-date>
    <dc:date>2023-06-11T02:37:00.880000000</dc:date>
    <meta:editing-duration>PT35S</meta:editing-duration>
    <meta:editing-cycles>2</meta:editing-cycles>
    <meta:generator>LibreOffice/7.5.3.2$Windows_X86_64 LibreOffice_project/9f56dff12ba03b9acd7730a5a481eea045e468f3</meta:generator>
    <meta:document-statistic meta:table-count="0" meta:image-count="1" meta:object-count="0" meta:page-count="1" meta:paragraph-count="14" meta:word-count="120" meta:character-count="844" meta:non-whitespace-character-count="733"/>
  </office:meta>
</office:document-meta>
</file>